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cm"/>
    </style:style>
    <style:style style:name="P2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8pt" fo:language="es" fo:country="ES" fo:font-weight="bold" style:font-weight-asian="bold" style:font-name-complex="Arial2" style:font-weight-complex="bold"/>
    </style:style>
    <style:style style:name="P3" style:family="paragraph" style:parent-style-name="Normal_20__28_Web_29_">
      <style:paragraph-properties fo:margin-top="0.176cm" fo:margin-bottom="0cm"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4" style:family="paragraph" style:parent-style-name="Normal_20__28_Web_29_">
      <style:paragraph-properties fo:margin-top="0.176cm" fo:margin-bottom="0cm" fo:text-align="center" style:justify-single-word="false"/>
      <style:text-properties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.176cm" fo:margin-bottom="0cm" fo:text-align="center" style:justify-single-word="false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P6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134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081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055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>
        <style:tab-stops>
          <style:tab-stop style:position="15.108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15.108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top="0cm" fo:margin-bottom="0cm" fo:line-height="150%" fo:text-align="justify" style:justify-single-word="false">
        <style:tab-stops>
          <style:tab-stop style:position="0.751cm"/>
        </style:tab-stops>
      </style:paragraph-properties>
      <style:text-properties style:font-name="Arial" fo:font-size="8pt" fo:language="es" fo:country="ES" fo:font-weight="bold" style:font-size-asian="8pt" style:font-weight-asian="bold" style:font-name-complex="Arial2" style:font-size-complex="8pt" style:font-weight-complex="bold"/>
    </style:style>
    <style:style style:name="P13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5.134cm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ES" style:font-size-asian="9pt" style:font-size-complex="9pt"/>
    </style:style>
    <style:style style:name="P16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PE" style:font-size-asian="9pt" style:font-size-complex="9pt"/>
    </style:style>
    <style:style style:name="P17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language="es" fo:country="PE" fo:font-weight="bold" style:font-size-asian="9pt" style:font-weight-asian="bold" style:font-size-complex="9pt"/>
    </style:style>
    <style:style style:name="P18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Arial" fo:font-size="9pt" fo:font-weight="bold" style:font-size-asian="9pt" style:font-weight-asian="bold" style:font-size-complex="9pt"/>
    </style:style>
    <style:style style:name="P19" style:family="paragraph" style:parent-style-name="Standard" style:master-page-name="Standard">
      <style:paragraph-properties fo:margin-top="0.176cm" fo:margin-bottom="0cm" fo:text-align="center" style:justify-single-word="false" style:page-number="auto"/>
      <style:text-properties style:font-name="Calibri" fo:font-size="8pt" fo:language="es" fo:country="ES" fo:font-weight="bold" style:font-weight-asian="bold" style:font-name-complex="Arial2" style:font-weight-complex="bold"/>
    </style:style>
    <style:style style:name="T1" style:family="text">
      <style:text-properties style:font-name="Arial1" fo:font-weight="bold" style:font-weight-asian="bold" style:font-name-complex="Arial2" style:font-weight-complex="bold"/>
    </style:style>
    <style:style style:name="T2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3" style:family="text">
      <style:text-properties style:font-name="Calibri1" fo:font-size="6pt" style:font-size-asian="6pt" style:font-size-complex="6pt"/>
    </style:style>
    <style:style style:name="T4" style:family="text">
      <style:text-properties style:text-line-through-style="solid" style:text-line-through-type="double" fo:language="es" fo:country="ES"/>
    </style:style>
    <style:style style:name="T5" style:family="text">
      <style:text-properties style:text-line-through-style="solid" style:text-line-through-type="double" fo:language="es" fo:country="ES" style:font-name-complex="Arial2"/>
    </style:style>
    <style:style style:name="T6" style:family="text">
      <style:text-properties style:text-line-through-style="solid" style:text-line-through-type="double" fo:language="es" fo:country="ES" fo:font-weight="bold" style:font-weight-asian="bold" style:font-name-complex="Arial2"/>
    </style:style>
    <style:style style:name="T7" style:family="text">
      <style:text-properties style:text-line-through-style="solid" style:text-line-through-type="double" fo:language="es" fo:country="ES" fo:font-weight="normal" style:font-weight-asian="normal" style:font-name-complex="Arial2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name-complex="Arial2"/>
    </style:style>
    <style:style style:name="T9" style:family="text">
      <style:text-properties fo:font-weight="bold" style:font-weight-asian="bold" style:font-name-complex="Arial2"/>
    </style:style>
    <style:style style:name="T10" style:family="text">
      <style:text-properties fo:font-weight="bold" style:font-weight-asian="bold" style:font-name-complex="Arial2" style:font-weight-complex="bold"/>
    </style:style>
    <style:style style:name="T11" style:family="text">
      <style:text-properties style:font-name-complex="Arial2"/>
    </style:style>
    <style:style style:name="T12" style:family="text">
      <style:text-properties style:font-name-complex="Arial2" style:font-weight-complex="bold"/>
    </style:style>
    <style:style style:name="T13" style:family="text">
      <style:text-properties fo:language="es" fo:country="ES" fo:font-weight="bold" style:font-weight-asian="bold"/>
    </style:style>
    <style:style style:name="T14" style:family="text">
      <style:text-properties fo:language="es" fo:country="ES" style:font-name-complex="Arial2"/>
    </style:style>
    <style:style style:name="T15" style:family="text">
      <style:text-properties fo:language="es" fo:country="ES" style:text-underline-style="none"/>
    </style:style>
    <style:style style:name="T16" style:family="text">
      <style:text-properties fo:language="es" fo:country="ES" style:text-underline-style="none" fo:font-weight="bold" style:font-weight-asian="bold"/>
    </style:style>
    <style:style style:name="T17" style:family="text">
      <style:text-properties fo:language="es" fo:country="PE" style:font-name-complex="Arial2"/>
    </style:style>
    <style:style style:name="T18" style:family="text">
      <style:text-properties fo:language="es" fo:country="PE" fo:font-weight="bold" style:font-weight-asian="bold" style:font-name-complex="Arial2"/>
    </style:style>
    <style:style style:name="T19" style:family="text">
      <style:text-properties fo:language="es" fo:country="PE" fo:font-weight="normal" style:font-weight-asian="normal" style:font-name-complex="Arial2" style:font-weight-complex="normal"/>
    </style:style>
    <style:style style:name="T20" style:family="text">
      <style:text-properties fo:background-color="transparent" style:font-name-complex="Arial2"/>
    </style:style>
    <style:style style:name="T21" style:family="text">
      <style:text-properties fo:background-color="#ffffff" style:font-name-complex="Arial2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font-name-complex="Arial2"/>
    </style:style>
    <style:style style:name="T24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tab/><text:tab/></text:p>
      <text:p text:style-name="P5"><text:tab/><text:tab/><text:tab/><text:tab/></text:p>
      <text:p text:style-name="P5"><text:tab/><text:tab/><text:tab/><text:tab/></text:p>
      <text:p text:style-name="P2"><text:span text:style-name="Fuente_20_de_20_párrafo_20_predeter."><text:span text:style-name="T3"><text:tab/><text:tab/><text:tab/></text:span></text:span></text:p>
      <text:p text:style-name="P5"/>
      <text:p text:style-name="P5"><text:tab/><text:tab/></text:p>
      <text:p text:style-name="P3">ACTA NOTARIAL DE AUTORIZACION PARA VIAJE DE MENORES AL INTERIOR DEL PAIS</text:p>
      <text:p text:style-name="P3">(ART. 94, 98 y 99 del D. LEG N° 1049, ARTICULO 111° DEL CODIGO DE LOS NIÑOS Y ADOLESCENTES LEY N° 27337)</text:p>
      <text:p text:style-name="P1"><text:span text:style-name="T1"><text:s text:c="51"/>N° INSTRUMENTO </text:span><text:span text:style-name="T2">{var.KARDEX}</text:span></text:p>
      <text:p text:style-name="P4"/>
      <text:p text:style-name="P11"><text:span text:style-name="T11">EN LA CIUDAD DE PUNO, A LOS </text:span><text:span text:style-name="T10">{var.LETRA_FECHA_INGRESO}, {var.licencia}</text:span><text:span text:style-name="T11">, EXTIENDO LA PRESENTE ACTA DE AUTORIZACION DE VIAJE DE MENOR EN QUE COMPARECE: </text:span><text:span text:style-name="T4"><text:s/><text:tab/></text:span></text:p>
      <text:p text:style-name="P6"><text:span text:style-name="T17">{c.block=begin;}{c.don} </text:span><text:span text:style-name="T18">{c.contratante}</text:span><text:span text:style-name="T17">, {c.identificado} CON {c.tipo_documento} </text:span><text:span text:style-name="T10">Nº {c.numero_documento}, </text:span><text:span text:style-name="T12">DE NACIONALIDAD </text:span><text:span text:style-name="T10">{c.nacionalidad}, {c.domiciliado}</text:span><text:span text:style-name="T12"> EN </text:span><text:span text:style-name="T10">{c.direccion}</text:span><text:span text:style-name="T12"> DEL</text:span><text:span text:style-name="T10"> {c.ubigeo} </text:span><text:span text:style-name="T19">{c.block=end;} .</text:span><text:span text:style-name="T7"> <text:tab/></text:span></text:p>
      <text:p text:style-name="P6"><text:span text:style-name="T8">AUTORIZACION DE VIAJE:</text:span><text:span text:style-name="T11"> POR LA PRESENTE ACTA </text:span><text:span text:style-name="T13">{var.LOSELLA_PADRES} {var.MANIFIESTA}</text:span><text:span text:style-name="T11"> EXPRESAMENTE, QUE </text:span><text:span text:style-name="T20">AUTORIZA</text:span><text:span text:style-name="T11"> EL VIAJE DE </text:span><text:span text:style-name="T13">{var.MENOR} {var.HIJO}</text:span><text:span text:style-name="T21">:</text:span><text:span text:style-name="T9"> </text:span><text:span text:style-name="T15">{m;block=begin;}</text:span><text:span text:style-name="T16">{m.contratante} </text:span><text:span text:style-name="T15">IDENTIFICADO CON </text:span><text:span text:style-name="T16">{m.abreviatura}</text:span><text:span text:style-name="T15"> Nº</text:span><text:span text:style-name="T16">{m.numero_documento} </text:span><text:span text:style-name="T23">DE </text:span><text:span text:style-name="T24">{m.edad} DE EDAD {m.y_coma} </text:span><text:span text:style-name="T22">{m;block=end;}</text:span><text:span text:style-name="T23"> </text:span><text:span text:style-name="T11"><text:s/></text:span><text:span text:style-name="T5"><text:s/><text:tab/></text:span></text:p>
      <text:p text:style-name="P7"><text:span text:style-name="T8">DESTINO DE VIAJE</text:span><text:span text:style-name="T11">: </text:span><text:span text:style-name="T13">{var.DESTINO}</text:span><text:span text:style-name="T9"> .-</text:span><text:span text:style-name="T6"> <text:tab/></text:span></text:p>
      <text:p text:style-name="P8"><text:span text:style-name="T9">OBSERVACION : {var.OBSERVACION}</text:span><text:span text:style-name="T6"> <text:tab/></text:span></text:p>
      <text:p text:style-name="P9"><text:span text:style-name="T11">EN EL ARTICULO 140 DEL REGLAMENTO DEL DECRETO LEGISLATIVO N° 1350, DECRETO LEGISLATIVO DE MIGRACIONES ANEXO-DECRETO SUPREMO N° 007-2017-IN.</text:span><text:span text:style-name="T5"> <text:tab/></text:span></text:p>
      <text:p text:style-name="P9"><text:span text:style-name="T11">EL COMPARECIENTE LEE ESTE DOCUMENTO, DECLARA</text:span><text:span text:style-name="T14"> QUE ASUME TODAS LAS RESPONSABILIDADES QUE DE </text:span><text:span text:style-name="T11">ÉL EMANEN, SE RATIFICAN EN SU CONTENIDO Y LO FIRMA EN MI PRESENCIA, EN LA FECHA.- </text:span><text:span text:style-name="T5"><text:s/><text:tab/></text:span></text:p>
      <text:p text:style-name="P14"><text:bookmark text:name="_GoBack"/>PUNO,{var.nuevafecha}.<text:span text:style-name="T11"> </text:span><text:span text:style-name="T5"><text:s/><text:tab/></text:span></text:p>
      <text:p text:style-name="P13"/>
      <text:p text:style-name="P15"/>
      <text:p text:style-name="P16">{f;block=begin;}</text:p>
      <text:p text:style-name="P16">_____________________________</text:p>
      <text:p text:style-name="P17">{f.contratante}</text:p>
      <text:p text:style-name="P18">{f.abreviatura} Nº {f.numero_documento}</text:p>
      <text:p text:style-name="P13">{f;block=end;}</text:p>
      <text:p text:style-name="P10"/>
      <text:p text:style-name="P10"/>
      <text:p text:style-name="P12">Vigencia: 90 dí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Arial3" svg:font-family="Arial" style:font-family-generic="swiss"/>
    <style:font-face style:name="Calibri1" svg:font-family="Calibri, sans-serif" style:font-family-generic="system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3cm" fo:margin-bottom="2.104cm" fo:margin-left="2.858cm" fo:margin-right="3.00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UTORIZACIÓN PARA VIAJE DE MENORES</dc:title>
    <meta:initial-creator>Molleapaza</meta:initial-creator>
    <meta:editing-cycles>134</meta:editing-cycles>
    <meta:print-date>2019-06-19T21:33:00</meta:print-date>
    <meta:creation-date>2019-07-02T17:59:00</meta:creation-date>
    <dc:date>2020-07-11T10:38:21.01</dc:date>
    <meta:editing-duration>PT2H51M27S</meta:editing-duration>
    <meta:generator>OpenOffice/4.1.1$Win32 OpenOffice.org_project/411m6$Build-9775</meta:generator>
    <meta:document-statistic meta:table-count="0" meta:image-count="0" meta:object-count="0" meta:page-count="1" meta:paragraph-count="22" meta:word-count="171" meta:character-count="1451"/>
    <meta:user-defined meta:name="AppVersion">16.0000</meta:user-defined>
    <meta:user-defined meta:name="Company">Windows 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